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Awami Nastaliq" svg:font-family="'Awami Nastaliq'" style:font-pitch="variable"/>
    <style:font-face style:name="Awami Nastaliq LamVBowl Punc XT" svg:font-family="'Awami Nastaliq LamVBowl Punc XT'" style:font-pitch="variable"/>
    <style:font-face style:name="Awami Nastaliq PunctArab Suk XT" svg:font-family="'Awami Nastaliq PunctArab Suk XT'" style:font-pitch="variable"/>
    <style:font-face style:name="Awami Nastaliq:agca=0" svg:font-family="'Awami Nastaliq:agca=0'" style:font-pitch="variable"/>
    <style:font-face style:name="Awami Nastaliq:cv78=2" svg:font-family="'Awami Nastaliq:cv78=2'" style:font-pitch="variable"/>
    <style:font-face style:name="Awami Nastaliq:cv85=1" svg:font-family="'Awami Nastaliq:cv85=1'" style:font-pitch="variable"/>
    <style:font-face style:name="Awami Nastaliq:hamz=1" svg:font-family="'Awami Nastaliq:hamz=1'" style:font-pitch="variable"/>
    <style:font-face style:name="Awami Nastaliq:hedo=1" svg:font-family="'Awami Nastaliq:hedo=1'" style:font-pitch="variable"/>
    <style:font-face style:name="Awami Nastaliq:hehk=0" svg:font-family="'Awami Nastaliq:hehk=0'" style:font-pitch="variable"/>
    <style:font-face style:name="Awami Nastaliq:lamv=1" svg:font-family="'Awami Nastaliq:lamv=1'" style:font-pitch="variable"/>
    <style:font-face style:name="Awami Nastaliq:punc=1" svg:font-family="'Awami Nastaliq:punc=1'" style:font-pitch="variable"/>
    <style:font-face style:name="Awami Nastaliq:punc=2" svg:font-family="'Awami Nastaliq:punc=2'" style:font-pitch="variable"/>
    <style:font-face style:name="Awami Nastaliq:shrt=0" svg:font-family="'Awami Nastaliq:shrt=0'" style:font-pitch="variable"/>
    <style:font-face style:name="Awami Nastaliq:shrt=1" svg:font-family="'Awami Nastaliq:shrt=1'" style:font-pitch="variable"/>
    <style:font-face style:name="Awami Nastaliq:shrt=2" svg:font-family="'Awami Nastaliq:shrt=2'" style:font-pitch="variable"/>
    <style:font-face style:name="Awami Nastaliq:shrt=3" svg:font-family="'Awami Nastaliq:shrt=3'" style:font-pitch="variable"/>
    <style:font-face style:name="Awami Nastaliq:snuq=1" svg:font-family="'Awami Nastaliq:snuq=1'" style:font-pitch="variable"/>
    <style:font-face style:name="Awami Nastaliq:wdsp=0" svg:font-family="'Awami Nastaliq:wdsp=0'" style:font-pitch="variable"/>
    <style:font-face style:name="Awami Nastaliq:wdsp=1" svg:font-family="'Awami Nastaliq:wdsp=1'" style:font-pitch="variable"/>
    <style:font-face style:name="Awami Nastaliq:wdsp=2" svg:font-family="'Awami Nastaliq:wdsp=2'" style:font-pitch="variable"/>
    <style:font-face style:name="Awami Nastaliq:wdsp=3" svg:font-family="'Awami Nastaliq:wdsp=3'" style:font-pitch="variable"/>
    <style:font-face style:name="Awami Nastaliq:wdsp=4" svg:font-family="'Awami Nastaliq:wdsp=4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fo:color="#000000" fo:font-size="15pt" officeooo:rsid="0010b9e9" officeooo:paragraph-rsid="0010b9e9" style:font-size-asian="15pt" style:font-name-complex="Awami Nastaliq:wdsp=0" style:font-size-complex="15pt"/>
    </style:style>
    <style:style style:name="P2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fo:color="#000000" fo:font-size="15pt" officeooo:rsid="0010b9e9" officeooo:paragraph-rsid="0010b9e9" style:font-size-asian="15pt" style:font-name-complex="Awami Nastaliq:wdsp=1" style:font-size-complex="15pt"/>
    </style:style>
    <style:style style:name="P3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fo:color="#000000" fo:font-size="15pt" officeooo:rsid="0010b9e9" officeooo:paragraph-rsid="0010b9e9" style:font-size-asian="15pt" style:font-name-complex="Awami Nastaliq:wdsp=2" style:font-size-complex="15pt"/>
    </style:style>
    <style:style style:name="P4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fo:color="#000000" fo:font-size="15pt" officeooo:rsid="0010b9e9" officeooo:paragraph-rsid="0010b9e9" style:font-size-asian="15pt" style:font-name-complex="Awami Nastaliq:wdsp=4" style:font-size-complex="15pt"/>
    </style:style>
    <style:style style:name="P5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fo:color="#000000" fo:font-size="15pt" officeooo:rsid="0010b9e9" officeooo:paragraph-rsid="0010b9e9" style:font-size-asian="15pt" style:font-name-complex="Awami Nastaliq:wdsp=3" style:font-size-complex="15pt"/>
    </style:style>
    <style:style style:name="P6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fo:color="#000000" fo:font-size="18pt" officeooo:rsid="0010b9e9" officeooo:paragraph-rsid="00171dbd" style:font-size-asian="18pt" style:font-name-complex="Awami Nastaliq" style:font-size-complex="18pt"/>
    </style:style>
    <style:style style:name="P7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fo:color="#000000" fo:font-size="18pt" officeooo:rsid="0010b9e9" officeooo:paragraph-rsid="001f2b59" style:font-size-asian="18pt" style:font-name-complex="Awami Nastaliq" style:font-size-complex="18pt"/>
    </style:style>
    <style:style style:name="P8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fo:color="#000000" fo:font-size="18pt" officeooo:rsid="0010b9e9" officeooo:paragraph-rsid="00143a5f" style:font-size-asian="18pt" style:font-name-complex="Awami Nastaliq:agca=0" style:font-size-complex="18pt"/>
    </style:style>
    <style:style style:name="P9" style:family="paragraph" style:parent-style-name="Standard">
      <style:paragraph-properties fo:margin-top="0in" fo:margin-bottom="0in" loext:contextual-spacing="false" fo:text-align="end" style:justify-single-word="false" style:writing-mode="rl-tb"/>
      <style:text-properties fo:color="#000000" fo:font-size="18pt" officeooo:rsid="0015df57" officeooo:paragraph-rsid="0015df57" style:font-size-asian="18pt" style:font-name-complex="Awami Nastaliq" style:font-size-complex="18pt"/>
    </style:style>
    <style:style style:name="P10" style:family="paragraph" style:parent-style-name="Standard">
      <style:paragraph-properties fo:margin-top="0in" fo:margin-bottom="0in" loext:contextual-spacing="false" fo:text-align="end" style:justify-single-word="false" style:writing-mode="rl-tb"/>
      <style:text-properties fo:color="#000000" fo:font-size="18pt" officeooo:rsid="001de8a1" officeooo:paragraph-rsid="001eebba" style:font-size-asian="18pt" style:font-name-complex="Awami Nastaliq" style:font-size-complex="18pt"/>
    </style:style>
    <style:style style:name="P11" style:family="paragraph" style:parent-style-name="Standard">
      <style:paragraph-properties fo:margin-top="0in" fo:margin-bottom="0in" loext:contextual-spacing="false" fo:text-align="end" style:justify-single-word="false" style:writing-mode="rl-tb"/>
      <style:text-properties fo:color="#000000" fo:font-size="18pt" officeooo:rsid="000aea91" officeooo:paragraph-rsid="001f8584" style:font-size-asian="18pt" style:font-name-complex="Awami Nastaliq" style:font-size-complex="18pt"/>
    </style:style>
    <style:style style:name="P12" style:family="paragraph" style:parent-style-name="Standard">
      <style:text-properties officeooo:rsid="000aea91" officeooo:paragraph-rsid="000aea91"/>
    </style:style>
    <style:style style:name="P13" style:family="paragraph" style:parent-style-name="Standard">
      <style:text-properties officeooo:rsid="0010b318" officeooo:paragraph-rsid="0010b318"/>
    </style:style>
    <style:style style:name="P14" style:family="paragraph" style:parent-style-name="Standard">
      <style:text-properties officeooo:rsid="0010b318" officeooo:paragraph-rsid="0023a20e"/>
    </style:style>
    <style:style style:name="P15" style:family="paragraph" style:parent-style-name="Standard">
      <style:text-properties officeooo:rsid="0010b9e9" officeooo:paragraph-rsid="0010b9e9"/>
    </style:style>
    <style:style style:name="P16" style:family="paragraph" style:parent-style-name="Standard">
      <style:text-properties officeooo:rsid="00125a97" officeooo:paragraph-rsid="00125a97"/>
    </style:style>
    <style:style style:name="P17" style:family="paragraph" style:parent-style-name="Standard">
      <style:text-properties officeooo:rsid="0023a20e" officeooo:paragraph-rsid="0023a20e"/>
    </style:style>
    <style:style style:name="P18" style:family="paragraph" style:parent-style-name="Standard">
      <style:paragraph-properties fo:text-align="end" style:justify-single-word="false" style:writing-mode="rl-tb"/>
      <style:text-properties fo:font-size="18pt" officeooo:rsid="000aea91" officeooo:paragraph-rsid="001c5490" style:font-size-asian="18pt" style:font-name-complex="Awami Nastaliq" style:font-size-complex="18pt"/>
    </style:style>
    <style:style style:name="P19" style:family="paragraph" style:parent-style-name="Standard">
      <style:paragraph-properties fo:text-align="end" style:justify-single-word="false" style:writing-mode="rl-tb"/>
      <style:text-properties fo:font-size="18pt" officeooo:rsid="000aea91" officeooo:paragraph-rsid="001f0795" style:font-size-asian="18pt" style:font-name-complex="Awami Nastaliq" style:font-size-complex="18pt"/>
    </style:style>
    <style:style style:name="P20" style:family="paragraph" style:parent-style-name="Standard">
      <style:paragraph-properties fo:text-align="end" style:justify-single-word="false" style:writing-mode="rl-tb"/>
      <style:text-properties fo:font-size="18pt" officeooo:rsid="000aea91" officeooo:paragraph-rsid="0023a20e" style:font-size-asian="18pt" style:font-name-complex="Awami Nastaliq" style:font-size-complex="18pt"/>
    </style:style>
    <style:style style:name="P21" style:family="paragraph" style:parent-style-name="Standard">
      <style:paragraph-properties fo:text-align="end" style:justify-single-word="false" style:writing-mode="rl-tb"/>
      <style:text-properties fo:font-size="18pt" officeooo:rsid="0010b318" officeooo:paragraph-rsid="002101a3" style:font-size-asian="18pt" style:font-name-complex="Awami Nastaliq" style:font-size-complex="18pt"/>
    </style:style>
    <style:style style:name="P22" style:family="paragraph" style:parent-style-name="Standard">
      <style:paragraph-properties fo:text-align="end" style:justify-single-word="false" style:writing-mode="rl-tb"/>
      <style:text-properties fo:font-size="18pt" officeooo:rsid="000aea91" officeooo:paragraph-rsid="001a83a8" style:font-size-asian="18pt" style:font-name-complex="Awami Nastaliq:hedo=1" style:font-size-complex="18pt"/>
    </style:style>
    <style:style style:name="P23" style:family="paragraph" style:parent-style-name="Standard">
      <style:paragraph-properties fo:text-align="end" style:justify-single-word="false" style:writing-mode="rl-tb"/>
      <style:text-properties style:font-name="Awami Nastaliq:punc=1" fo:font-size="18pt" officeooo:rsid="000aea91" officeooo:paragraph-rsid="002564d5" style:font-size-asian="18pt" style:font-name-complex="Awami Nastaliq:punc=1" style:font-size-complex="18pt"/>
    </style:style>
    <style:style style:name="P24" style:family="paragraph" style:parent-style-name="Standard">
      <style:paragraph-properties fo:text-align="end" style:justify-single-word="false" style:writing-mode="rl-tb"/>
      <style:text-properties style:font-name="Awami Nastaliq:punc=2" fo:font-size="18pt" officeooo:rsid="000aea91" officeooo:paragraph-rsid="0027095d" style:font-size-asian="18pt" style:font-name-complex="Awami Nastaliq:punc=2" style:font-size-complex="18pt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Awami Nastaliq" fo:font-size="18pt" officeooo:rsid="000aea91" officeooo:paragraph-rsid="002ba3ae" style:font-size-asian="18pt" style:font-name-complex="Awami Nastaliq" style:font-size-complex="18pt"/>
    </style:style>
    <style:style style:name="P26" style:family="paragraph" style:parent-style-name="Standard">
      <style:paragraph-properties fo:text-align="end" style:justify-single-word="false" style:writing-mode="rl-tb"/>
      <style:text-properties style:font-name="Awami Nastaliq" fo:font-size="18pt" officeooo:rsid="000aea91" officeooo:paragraph-rsid="002101a3" style:font-size-asian="18pt" style:font-name-complex="Awami Nastaliq" style:font-size-complex="18pt"/>
    </style:style>
    <style:style style:name="P27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fo:color="#000000" fo:font-size="15pt" officeooo:rsid="0010b9e9" officeooo:paragraph-rsid="002d721d" style:font-size-asian="15pt" style:font-name-complex="Awami Nastaliq" style:font-size-complex="15pt"/>
    </style:style>
    <style:style style:name="T1" style:family="text">
      <style:text-properties officeooo:rsid="0010b318"/>
    </style:style>
    <style:style style:name="T2" style:family="text">
      <style:text-properties officeooo:rsid="00156514"/>
    </style:style>
    <style:style style:name="T3" style:family="text">
      <style:text-properties style:font-name-complex="Awami Nastaliq:shrt=3"/>
    </style:style>
    <style:style style:name="T4" style:family="text">
      <style:text-properties officeooo:rsid="0010b318" style:font-name-complex="Awami Nastaliq:shrt=3"/>
    </style:style>
    <style:style style:name="T5" style:family="text">
      <style:text-properties officeooo:rsid="001f8584" style:font-name-complex="Awami Nastaliq:shrt=3"/>
    </style:style>
    <style:style style:name="T6" style:family="text">
      <style:text-properties style:font-name-complex="Awami Nastaliq:shrt=2"/>
    </style:style>
    <style:style style:name="T7" style:family="text">
      <style:text-properties style:font-name-complex="Awami Nastaliq:shrt=1"/>
    </style:style>
    <style:style style:name="T8" style:family="text">
      <style:text-properties style:font-name-complex="Awami Nastaliq:shrt=0"/>
    </style:style>
    <style:style style:name="T9" style:family="text">
      <style:text-properties officeooo:rsid="0017851a"/>
    </style:style>
    <style:style style:name="T10" style:family="text">
      <style:text-properties style:font-name-complex="Awami Nastaliq"/>
    </style:style>
    <style:style style:name="T11" style:family="text">
      <style:text-properties officeooo:rsid="000e889f" style:font-name-complex="Awami Nastaliq"/>
    </style:style>
    <style:style style:name="T12" style:family="text">
      <style:text-properties officeooo:rsid="0017851a" style:font-name-complex="Awami Nastaliq"/>
    </style:style>
    <style:style style:name="T13" style:family="text">
      <style:text-properties officeooo:rsid="0023a20e" style:font-name-complex="Awami Nastaliq"/>
    </style:style>
    <style:style style:name="T14" style:family="text">
      <style:text-properties officeooo:rsid="0010b318" style:font-name-complex="Awami Nastaliq"/>
    </style:style>
    <style:style style:name="T15" style:family="text">
      <style:text-properties style:font-name-complex="Awami Nastaliq:lamv=1"/>
    </style:style>
    <style:style style:name="T16" style:family="text">
      <style:text-properties officeooo:rsid="0010b318" style:font-name-complex="Awami Nastaliq:lamv=1"/>
    </style:style>
    <style:style style:name="T17" style:family="text">
      <style:text-properties style:font-name-complex="Awami Nastaliq:snuq=1"/>
    </style:style>
    <style:style style:name="T18" style:family="text">
      <style:text-properties style:font-name-complex="Awami Nastaliq:hehk=0"/>
    </style:style>
    <style:style style:name="T19" style:family="text">
      <style:text-properties officeooo:rsid="001f8584"/>
    </style:style>
    <style:style style:name="T20" style:family="text">
      <style:text-properties style:font-name-complex="Awami Nastaliq:hamz=1"/>
    </style:style>
    <style:style style:name="T21" style:family="text">
      <style:text-properties officeooo:rsid="00156514" style:font-name-complex="Awami Nastaliq:hamz=1"/>
    </style:style>
    <style:style style:name="T22" style:family="text">
      <style:text-properties style:font-name-complex="Awami Nastaliq:cv78=2"/>
    </style:style>
    <style:style style:name="T23" style:family="text">
      <style:text-properties style:font-name-complex="Awami Nastaliq:cv85=1"/>
    </style:style>
    <style:style style:name="T24" style:family="text">
      <style:text-properties officeooo:rsid="0023a20e" style:font-name-complex="Awami Nastaliq:cv85=1"/>
    </style:style>
    <style:style style:name="T25" style:family="text">
      <style:text-properties officeooo:rsid="0010b318" style:font-name-complex="Awami Nastaliq:cv85=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Heh-goal hook on medial</text:p>
      <text:p text:style-name="P19">لہس <text:s/><text:span text:style-name="T18"><text:s/>لہس </text:span></text:p>
      <text:p text:style-name="P12">Initial heh-doachashmee</text:p>
      <text:p text:style-name="P22"><text:span text:style-name="T11">ھ</text:span><text:span text:style-name="T10">ہ </text:span><text:span text:style-name="T12">ھ ھمس</text:span><text:span text:style-name="T9"> <text:s text:c="2"/>ھ</text:span>ہ <text:span text:style-name="T9">ھ ھمس</text:span></text:p>
      <text:p text:style-name="P12">Lam with V</text:p>
      <text:p text:style-name="P18"><text:span text:style-name="T1">ڵ</text:span> لہس<text:span text:style-name="T1">ڵ </text:span><text:span text:style-name="T16"><text:s/>ڵ</text:span><text:span text:style-name="T15"> لہس</text:span><text:span text:style-name="T16">ڵ</text:span></text:p>
      <text:p text:style-name="P17">Full stop</text:p>
      <text:p text:style-name="P20"><text:span text:style-name="T13">ب</text:span><text:span text:style-name="T10">س</text:span><text:span text:style-name="T14">ڵ</text:span><text:span text:style-name="T13">۔</text:span><text:span text:style-name="T24"> <text:s text:c="3"/>ب</text:span><text:span text:style-name="T23">س</text:span><text:span text:style-name="T25">ڵ</text:span><text:span text:style-name="T24">۔</text:span></text:p>
      <text:p text:style-name="P14">Punctuation </text:p>
      <text:p text:style-name="P26"><text:span text:style-name="T1"><text:s/>(</text:span>لہس!<text:span text:style-name="T1">)”abc:”</text:span></text:p>
      <text:p text:style-name="P25"><text:span text:style-name="T1"><text:s/>(</text:span>لہس!<text:span text:style-name="T1">)”abc:”</text:span></text:p>
      <text:p text:style-name="P23"><text:span text:style-name="T1">(</text:span>لہس!<text:span text:style-name="T1">) ”abc:” <text:s text:c="3"/></text:span></text:p>
      <text:p text:style-name="P24"><text:span text:style-name="T1">(</text:span>لہس!<text:span text:style-name="T1">) ”abc:”</text:span></text:p>
      <text:p text:style-name="P13">Sukun/jazm <text:s/></text:p>
      <text:p text:style-name="P21"><text:s text:c="2"/>بْ <text:s/><text:span text:style-name="T22">بْ</text:span></text:p>
      <text:p text:style-name="P13">Hamza</text:p>
      <text:p text:style-name="P21">ئأؤ <text:span text:style-name="T2">ݬ </text:span><text:span text:style-name="T21"><text:s/></text:span><text:span text:style-name="T20">ئأؤ </text:span><text:span text:style-name="T21">ݬ</text:span></text:p>
      <text:p text:style-name="P15">Word spacing</text:p>
      <text:p text:style-name="P27">عوام کی مرضی حکومت کے اقتدار کی بنیاد ہوگی۔ یہ مرضی وقتاً فوقتاً ایسے حقیق</text:p>
      <text:p text:style-name="P1">عوام کی مرضی حکومت کے اقتدار کی بنیاد ہوگی۔ یہ مرضی وقتاً فوقتاً ایسے حقیق</text:p>
      <text:p text:style-name="P2">عوام کی مرضی حکومت کے اقتدار کی بنیاد ہوگی۔ یہ مرضی وقتاً فوقتاً ایسے حقیق</text:p>
      <text:p text:style-name="P3"><text:soft-page-break/>عوام کی مرضی حکومت کے اقتدار کی بنیاد ہوگی۔ یہ مرضی وقتاً فوقتاً ایسے حقیق</text:p>
      <text:p text:style-name="P5">عوام کی مرضی حکومت کے اقتدار کی بنیاد ہوگی۔ یہ مرضی وقتاً فوقتاً ایسے حقیق</text:p>
      <text:p text:style-name="P4">عوام کی مرضی حکومت کے اقتدار کی بنیاد ہوگی۔ یہ مرضی وقتاً فوقتاً ایسے حقیق</text:p>
      <text:p text:style-name="P16">Short <text:s/>forms</text:p>
      <text:p text:style-name="P9">تُمفلن <text:span text:style-name="T3">تُمفلن</text:span></text:p>
      <text:p text:style-name="P9"><text:span text:style-name="T8">کمجس</text:span><text:span text:style-name="T3"> <text:s/></text:span><text:span text:style-name="T7">کمجس</text:span><text:span text:style-name="T3"> <text:s/></text:span><text:span text:style-name="T6">کمجس</text:span><text:span text:style-name="T3"> <text:s/>کمجس</text:span></text:p>
      <text:p text:style-name="P11"><text:span text:style-name="T19">مݜئجی</text:span><text:span text:style-name="T4"> <text:s/></text:span><text:span text:style-name="T5">مݜئجی</text:span></text:p>
      <text:p text:style-name="P16">Small nuqtas</text:p>
      <text:p text:style-name="P10">ٻڗ ڇش <text:s/><text:span text:style-name="T17"><text:s text:c="2"/>ٻڗ ڇش</text:span></text:p>
      <text:p text:style-name="P16">Collision fixing</text:p>
      <text:p text:style-name="P7">یہ مرضی وقتاً فوقتاً ایسے حقیق</text:p>
      <text:p text:style-name="P8">یہ مرضی وقتاً فوقتاً ایسے حقیق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 style:font-family-generic="swiss"/>
    <style:font-face style:name="Awami Nastaliq" svg:font-family="'Awami Nastaliq'" style:font-pitch="variable"/>
    <style:font-face style:name="Awami Nastaliq LamVBowl Punc XT" svg:font-family="'Awami Nastaliq LamVBowl Punc XT'" style:font-pitch="variable"/>
    <style:font-face style:name="Awami Nastaliq PunctArab Suk XT" svg:font-family="'Awami Nastaliq PunctArab Suk XT'" style:font-pitch="variable"/>
    <style:font-face style:name="Awami Nastaliq:agca=0" svg:font-family="'Awami Nastaliq:agca=0'" style:font-pitch="variable"/>
    <style:font-face style:name="Awami Nastaliq:cv78=2" svg:font-family="'Awami Nastaliq:cv78=2'" style:font-pitch="variable"/>
    <style:font-face style:name="Awami Nastaliq:cv85=1" svg:font-family="'Awami Nastaliq:cv85=1'" style:font-pitch="variable"/>
    <style:font-face style:name="Awami Nastaliq:hamz=1" svg:font-family="'Awami Nastaliq:hamz=1'" style:font-pitch="variable"/>
    <style:font-face style:name="Awami Nastaliq:hedo=1" svg:font-family="'Awami Nastaliq:hedo=1'" style:font-pitch="variable"/>
    <style:font-face style:name="Awami Nastaliq:hehk=0" svg:font-family="'Awami Nastaliq:hehk=0'" style:font-pitch="variable"/>
    <style:font-face style:name="Awami Nastaliq:lamv=1" svg:font-family="'Awami Nastaliq:lamv=1'" style:font-pitch="variable"/>
    <style:font-face style:name="Awami Nastaliq:punc=1" svg:font-family="'Awami Nastaliq:punc=1'" style:font-pitch="variable"/>
    <style:font-face style:name="Awami Nastaliq:punc=2" svg:font-family="'Awami Nastaliq:punc=2'" style:font-pitch="variable"/>
    <style:font-face style:name="Awami Nastaliq:shrt=0" svg:font-family="'Awami Nastaliq:shrt=0'" style:font-pitch="variable"/>
    <style:font-face style:name="Awami Nastaliq:shrt=1" svg:font-family="'Awami Nastaliq:shrt=1'" style:font-pitch="variable"/>
    <style:font-face style:name="Awami Nastaliq:shrt=2" svg:font-family="'Awami Nastaliq:shrt=2'" style:font-pitch="variable"/>
    <style:font-face style:name="Awami Nastaliq:shrt=3" svg:font-family="'Awami Nastaliq:shrt=3'" style:font-pitch="variable"/>
    <style:font-face style:name="Awami Nastaliq:snuq=1" svg:font-family="'Awami Nastaliq:snuq=1'" style:font-pitch="variable"/>
    <style:font-face style:name="Awami Nastaliq:wdsp=0" svg:font-family="'Awami Nastaliq:wdsp=0'" style:font-pitch="variable"/>
    <style:font-face style:name="Awami Nastaliq:wdsp=1" svg:font-family="'Awami Nastaliq:wdsp=1'" style:font-pitch="variable"/>
    <style:font-face style:name="Awami Nastaliq:wdsp=2" svg:font-family="'Awami Nastaliq:wdsp=2'" style:font-pitch="variable"/>
    <style:font-face style:name="Awami Nastaliq:wdsp=3" svg:font-family="'Awami Nastaliq:wdsp=3'" style:font-pitch="variable"/>
    <style:font-face style:name="Awami Nastaliq:wdsp=4" svg:font-family="'Awami Nastaliq:wdsp=4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3:40:05.802000000</meta:creation-date>
    <dc:date>2017-11-15T16:21:31.848000000</dc:date>
    <meta:editing-duration>PT52M1S</meta:editing-duration>
    <meta:editing-cycles>33</meta:editing-cycles>
    <meta:generator>LibreOffice/5.4.3.2$Windows_X86_64 LibreOffice_project/92a7159f7e4af62137622921e809f8546db437e5</meta:generator>
    <meta:document-statistic meta:table-count="0" meta:image-count="0" meta:object-count="0" meta:page-count="2" meta:paragraph-count="33" meta:word-count="162" meta:character-count="822" meta:non-whitespace-character-count="663"/>
  </office:meta>
</office:document-meta>
</file>